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weight="bold" style:font-weight-asian="bold" style:font-weight-complex="bold"/>
    </style:style>
    <style:style style:name="P2" style:family="paragraph" style:parent-style-name="Heading_20_3">
      <style:text-properties fo:font-weight="normal" style:font-weight-asian="normal" style:font-weight-complex="normal"/>
    </style:style>
    <style:style style:name="P3" style:family="paragraph" style:parent-style-name="Quotations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officeooo:rsid="0007c65c" officeooo:paragraph-rsid="0007c65c" style:font-weight-asian="normal" style:font-weight-complex="normal"/>
    </style:style>
    <style:style style:name="P5" style:family="paragraph" style:parent-style-name="Heading_20_3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 style:list-style-name="L1">
      <style:text-properties fo:font-weight="normal" style:font-weight-asian="normal" style:font-weight-complex="normal"/>
    </style:style>
    <style:style style:name="P8" style:family="paragraph" style:parent-style-name="Text_20_body" style:list-style-name="L1"/>
    <style:style style:name="P9" style:family="paragraph" style:parent-style-name="Text_20_body" style:list-style-name="L2">
      <style:text-properties fo:font-weight="normal" style:font-weight-asian="normal" style:font-weight-complex="normal"/>
    </style:style>
    <style:style style:name="P10" style:family="paragraph" style:parent-style-name="Text_20_body" style:list-style-name="L3">
      <style:text-properties fo:font-weight="normal" style:font-weight-asian="normal" style:font-weight-complex="normal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65af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Decisões de Implementação</text:h>
      <text:h text:style-name="P2" text:outline-level="3">Por que não foi criada uma Console Application</text:h>
      <text:p text:style-name="Text_20_body"><text:span text:style-name="T1">Não foi criada uma aplicação Console porque o próprio enunciado deixa claro que </text:span><text:span text:style-name="Strong_20_Emphasis"><text:span text:style-name="T1">não é necessária nenhuma interface visual</text:span></text:span><text:span text:style-name="T1"> para manipular o serviço:</text:span></text:p>
      <text:p text:style-name="P3">“O teste não solicita a necessidade de interface visual para manipulação do serviço desenvolvido, portanto não implementar.”</text:p>
      <text:p text:style-name="Text_20_body"><text:span text:style-name="T1">O foco da solução é o </text:span><text:span text:style-name="Strong_20_Emphasis"><text:span text:style-name="T1">componente de ordenação</text:span></text:span><text:span text:style-name="T1">, que pode ser utilizado por qualquer outro sistema (console, API, serviço, etc.), e não a forma de execução.</text:span></text:p>
      <text:p text:style-name="P4">***********************************************************************************</text:p>
      <text:h text:style-name="P5" text:outline-level="3">Uso de recursos padrão do .NET</text:h>
      <text:p text:style-name="Text_20_body"><text:span text:style-name="T1">A ordenação dos livros foi implementada </text:span><text:span text:style-name="Strong_20_Emphasis"><text:span text:style-name="T1">exclusivamente com recursos nativos do .NET</text:span></text:span><text:span text:style-name="T1">, utilizando LINQ (</text:span><text:span text:style-name="Source_20_Text"><text:span text:style-name="T1">OrderBy</text:span></text:span><text:span text:style-name="T1">, </text:span><text:span text:style-name="Source_20_Text"><text:span text:style-name="T1">ThenBy</text:span></text:span><text:span text:style-name="T1">, </text:span><text:span text:style-name="Source_20_Text"><text:span text:style-name="T1">OrderByDescending</text:span></text:span><text:span text:style-name="T1">, </text:span><text:span text:style-name="Source_20_Text"><text:span text:style-name="T1">ThenByDescending</text:span></text:span><text:span text:style-name="T1">).</text:span></text:p>
      <text:p text:style-name="P6">Não foi criado nenhum algoritmo próprio de ordenação, evitando “reinventar a roda” e seguindo a orientação de usar as bibliotecas padrão sempre que possível.<text:line-break/>A solução ficou simples, legível e fácil de entender, inclusive para desenvolvedores mais iniciantes.</text:p>
      <text:p text:style-name="P4">***********************************************************************************</text:p>
      <text:h text:style-name="P5" text:outline-level="3">Configuração externa das regras de ordenação</text:h>
      <text:p text:style-name="Text_20_body"><text:span text:style-name="T1">As regras de ordenação (atributos e direções) são definidas fora do código, por meio de uma configuração (</text:span><text:span text:style-name="Source_20_Text"><text:span text:style-name="T1">OrdenacaoConfig</text:span></text:span><text:span text:style-name="T1">), o que permite:</text:span></text:p>
      <text:list text:style-name="L1">
        <text:list-item>
          <text:p text:style-name="P7">Alterar a ordem dos critérios</text:p>
        </text:list-item>
        <text:list-item>
          <text:p text:style-name="P7">Definir se cada atributo é ascendente ou descendente</text:p>
        </text:list-item>
        <text:list-item>
          <text:p text:style-name="P8"><text:span text:style-name="T1">Fazer mudanças </text:span><text:span text:style-name="Strong_20_Emphasis"><text:span text:style-name="T1">sem alterar o código do serviço</text:span></text:span></text:p>
        </text:list-item>
      </text:list>
      <text:p text:style-name="P6">Isso atende diretamente ao requisito de desacoplamento e à restrição de que a ordenação deve ser configurável sem modificações no código-fonte.</text:p>
      <text:p text:style-name="P4">***********************************************************************************</text:p>
      <text:h text:style-name="P5" text:outline-level="3">Testes unitários</text:h>
      <text:p text:style-name="Text_20_body"><text:span text:style-name="T1">A validação da solução é feita por meio de </text:span><text:span text:style-name="Strong_20_Emphasis"><text:span text:style-name="T1">testes unitários</text:span></text:span><text:span text:style-name="T1">, conforme solicitado no enunciado. </text:span><text:span text:style-name="T2">E a tecnologia escolhida foi XUnit, por ser bastante utilizada no mercado.</text:span><text:span text:style-name="T1"><text:line-break/>Os testes cobrem:</text:span></text:p>
      <text:list text:style-name="L2">
        <text:list-item>
          <text:p text:style-name="P9">Diferentes combinações de critérios de ordenação</text:p>
        </text:list-item>
        <text:list-item>
          <text:p text:style-name="P9">Ordenação ascendente e descendente</text:p>
        </text:list-item>
        <text:list-item>
          <text:p text:style-name="P9"><text:soft-page-break/>Lista nula (lançando exceção)</text:p>
        </text:list-item>
        <text:list-item>
          <text:p text:style-name="P9">Lista vazia (retornando lista vazia)</text:p>
        </text:list-item>
      </text:list>
      <text:p text:style-name="P6">Os testes garantem que o comportamento do serviço está correto e que futuras alterações não quebrem as regras definidas.</text:p>
      <text:p text:style-name="P4">***********************************************************************************</text:p>
      <text:h text:style-name="P5" text:outline-level="3">Considerações finais</text:h>
      <text:p text:style-name="P6">A solução foi desenvolvida com foco em:</text:p>
      <text:list text:style-name="L3">
        <text:list-item>
          <text:p text:style-name="P10">Simplicidade</text:p>
        </text:list-item>
        <text:list-item>
          <text:p text:style-name="P10">Clareza de código</text:p>
        </text:list-item>
        <text:list-item>
          <text:p text:style-name="P10">Uso de padrões do .NET</text:p>
        </text:list-item>
        <text:list-item>
          <text:p text:style-name="P10">Fácil manutenção</text:p>
        </text:list-item>
        <text:list-item>
          <text:p text:style-name="P10">Total aderência às especificações do teste</text:p>
        </text:list-item>
      </text:list>
      <text:p text:style-name="P6">O serviço pode ser reutilizado em qualquer tipo de aplicação sem depender de interface, persistência ou framework externo.</text:p>
      <text:p text:style-name="P11"/>
      <text:p text:style-name="P4">***********************************************************************************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6T15:50:31.351136400</meta:creation-date>
    <dc:date>2026-01-16T15:55:50.870775800</dc:date>
    <meta:editing-duration>PT5M21S</meta:editing-duration>
    <meta:editing-cycles>2</meta:editing-cycles>
    <meta:generator>LibreOffice/25.2.7.2$Windows_X86_64 LibreOffice_project/5cbfd1ab6520636bb5f7b99185aa69bd7456825d</meta:generator>
    <meta:document-statistic meta:table-count="0" meta:image-count="0" meta:object-count="0" meta:page-count="2" meta:paragraph-count="34" meta:word-count="340" meta:character-count="2580" meta:non-whitespace-character-count="2286"/>
  </office:meta>
</office:document-meta>
</file>